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/>
    </style:style>
    <style:style style:name="P2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5e675" officeooo:paragraph-rsid="00119c15"/>
    </style:style>
    <style:style style:name="P3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7de5a" officeooo:paragraph-rsid="0017de5a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000000" fo:font-size="18.5pt" fo:font-weight="normal"/>
    </style:style>
    <style:style style:name="P5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7de5a" officeooo:paragraph-rsid="0017de5a"/>
    </style:style>
    <style:style style:name="P6" style:family="paragraph" style:parent-style-name="Text_20_body">
      <style:paragraph-properties fo:margin-top="0in" fo:margin-bottom="0in" style:contextual-spacing="false" fo:line-height="114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fo:font-size="9.89999961853027pt" fo:font-weight="normal" officeooo:rsid="0019be1b" officeooo:paragraph-rsid="0019be1b"/>
    </style:style>
    <style:style style:name="T1" style:family="text">
      <style:text-properties officeooo:rsid="0017de5a"/>
    </style:style>
    <style:style style:name="T2" style:family="text">
      <style:text-properties officeooo:rsid="0018337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<text:bookmark text:name="docs-internal-guid-7d5cdad9-174d-df86-cb5b-81939cf5ceb5"/>Setup <text:span text:style-name="T1">Lab 0</text:span></text:p>
        <text:p text:style-name="P3"/>
        <text:p text:style-name="P6">You should get/download a 'blueGrass' folder that has the labs</text:p>
        <text:p text:style-name="P6"/>
        <text:p text:style-name="P3">1. start the http server, open console in 'blueGrass' folder, above 0_setup, and type in simplehttpserver. Now open google chrome in localhost:8000. View Java developer console. Disable cache in developer tools. In Chrome, clikc on 0_setup to view the index.html in browser</text:p>
        <text:p text:style-name="P3">2. Open WebStorm in blueGrass folder. After you installed LESS and TypeScript using 'npm', go to Webstorm preferences and find 'File Watchers'. Add TypeScript and LESS file watchers. </text:p>
        <text:p text:style-name="P3">3. Examine structure of the project: index.html and the folders: app, asserts and view.</text:p>
        <text:p text:style-name="P3">4. In app, open app.ts. Master open() function from glueGrass.js (in /latest folder).</text:p>
        <text:p text:style-name="P3">5. Instructor will demo renaming Old.js to Old.ts as it relates to Harmony: JavaScript v6.</text:p>
        <text:p text:style-name="P3">6. Instructor will demo changing LESS in assets and app.ts in app. Make sure you can duplicate: when you change .less or .ts, the css or .js is generated by IDE!</text:p>
        <text:p text:style-name="P3"/>
        <text:p text:style-name="P3">Summary: make sure you understand open() and forward()! <text:span text:style-name="T2">They use $.get()</text:span></text:p>
        <text:p text:style-name="P3"/>
        <text:p text:style-name="P2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size="18pt" fo:font-weight="bold"/>
    </style:style>
    <style:style style:name="Internet_20_link_5f_text_5f_text_5f_text_5f_text" style:display-name="Internet link_text_text_text_text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5:09:05.45</meta:creation-date>
    <dc:date>2013-09-09T15:34:00.418045000</dc:date>
    <meta:editing-duration>PT9M26S</meta:editing-duration>
    <meta:editing-cycles>8</meta:editing-cycles>
    <meta:document-statistic meta:table-count="0" meta:image-count="0" meta:object-count="0" meta:page-count="1" meta:paragraph-count="9" meta:word-count="167" meta:character-count="1024" meta:non-whitespace-character-count="865"/>
  </office:meta>
</office:document-meta>
</file>